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Standard">
      <style:text-properties officeooo:rsid="000a0493" officeooo:paragraph-rsid="000a0493"/>
    </style:style>
    <style:style style:name="P3" style:family="paragraph" style:parent-style-name="Text_20_body">
      <style:text-properties officeooo:rsid="000a0493" officeooo:paragraph-rsid="000a0493"/>
    </style:style>
    <style:style style:name="P4" style:family="paragraph" style:parent-style-name="Text_20_body">
      <style:text-properties officeooo:paragraph-rsid="000a0493"/>
    </style:style>
    <style:style style:name="P5" style:family="paragraph" style:parent-style-name="Text_20_body">
      <style:text-properties officeooo:rsid="000a4ef0" officeooo:paragraph-rsid="000a4ef0"/>
    </style:style>
    <style:style style:name="P6" style:family="paragraph" style:parent-style-name="Text_20_body">
      <style:text-properties fo:font-weight="normal" officeooo:rsid="000a0493" officeooo:paragraph-rsid="000a0493" style:font-weight-asian="normal" style:font-weight-complex="normal"/>
    </style:style>
    <style:style style:name="P7" style:family="paragraph" style:parent-style-name="Text_20_body">
      <style:text-properties fo:font-weight="normal" officeooo:rsid="000a4ef0" officeooo:paragraph-rsid="000a4ef0" style:font-weight-asian="normal" style:font-weight-complex="normal"/>
    </style:style>
    <style:style style:name="P8" style:family="paragraph" style:parent-style-name="Code">
      <style:text-properties officeooo:paragraph-rsid="000a0493"/>
    </style:style>
    <style:style style:name="P9" style:family="paragraph" style:parent-style-name="Code">
      <style:text-properties officeooo:rsid="000a0493" officeooo:paragraph-rsid="000a0493"/>
    </style:style>
    <style:style style:name="P10" style:family="paragraph" style:parent-style-name="Code">
      <style:text-properties officeooo:rsid="000a4ef0" officeooo:paragraph-rsid="000a4ef0"/>
    </style:style>
    <style:style style:name="P11" style:family="paragraph" style:parent-style-name="Code">
      <style:text-properties fo:font-weight="normal" officeooo:paragraph-rsid="000a0493" style:font-weight-asian="normal" style:font-weight-complex="normal"/>
    </style:style>
    <style:style style:name="P12" style:family="paragraph" style:parent-style-name="Code">
      <style:text-properties fo:font-weight="normal" officeooo:rsid="000a0493" officeooo:paragraph-rsid="000a0493" style:font-weight-asian="normal" style:font-weight-complex="normal"/>
    </style:style>
    <style:style style:name="P13" style:family="paragraph" style:parent-style-name="Text_20_body" style:list-style-name="L1">
      <style:text-properties officeooo:rsid="000a0493" officeooo:paragraph-rsid="000a0493"/>
    </style:style>
    <style:style style:name="P14" style:family="paragraph" style:parent-style-name="Text_20_body">
      <style:text-properties officeooo:paragraph-rsid="000d96b7"/>
    </style:style>
    <style:style style:name="P15" style:family="paragraph" style:parent-style-name="Heading_20_1">
      <style:text-properties fo:language="pl" fo:country="PL" officeooo:rsid="0003dee4" officeooo:paragraph-rsid="0003dee4"/>
    </style:style>
    <style:style style:name="P16" style:family="paragraph" style:parent-style-name="Code">
      <style:text-properties officeooo:rsid="000d96b7" officeooo:paragraph-rsid="000d96b7"/>
    </style:style>
    <style:style style:name="P17" style:family="paragraph" style:parent-style-name="Code">
      <style:text-properties fo:font-weight="normal" officeooo:rsid="000d96b7" officeooo:paragraph-rsid="000d96b7" style:font-weight-asian="normal" style:font-weight-complex="normal"/>
    </style:style>
    <style:style style:name="P18" style:family="paragraph" style:parent-style-name="Code">
      <style:text-properties officeooo:rsid="000a4ef0" officeooo:paragraph-rsid="000d96b7"/>
    </style:style>
    <style:style style:name="P19" style:family="paragraph" style:parent-style-name="Standard" style:list-style-name="L2"/>
    <style:style style:name="P20" style:family="paragraph" style:parent-style-name="Standard" style:list-style-name="L2">
      <style:text-properties fo:font-weight="normal" style:font-weight-asian="normal" style:font-weight-complex="normal"/>
    </style:style>
    <style:style style:name="P21" style:family="paragraph" style:parent-style-name="Standard" style:list-style-name="L3">
      <style:text-properties officeooo:rsid="000a0493" officeooo:paragraph-rsid="000a0493"/>
    </style:style>
    <style:style style:name="P22" style:family="paragraph" style:parent-style-name="Standard" style:list-style-name="L4">
      <style:text-properties officeooo:rsid="000a4ef0" officeooo:paragraph-rsid="000a4ef0"/>
    </style:style>
    <style:style style:name="P23" style:family="paragraph" style:parent-style-name="Standard">
      <style:text-properties officeooo:rsid="000a4ef0" officeooo:paragraph-rsid="000a4ef0"/>
    </style:style>
    <style:style style:name="P24" style:family="paragraph" style:parent-style-name="Heading_20_3">
      <style:text-properties officeooo:rsid="000a0493" officeooo:paragraph-rsid="000a0493"/>
    </style:style>
    <style:style style:name="P25" style:family="paragraph" style:parent-style-name="Heading_20_3">
      <style:text-properties officeooo:rsid="000a4ef0" officeooo:paragraph-rsid="000a4ef0"/>
    </style:style>
    <style:style style:name="P26" style:family="paragraph" style:parent-style-name="Heading_20_3">
      <style:text-properties officeooo:rsid="000d96b7" officeooo:paragraph-rsid="000d96b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0493" style:font-weight-asian="normal" style:font-weight-complex="normal"/>
    </style:style>
    <style:style style:name="T3" style:family="text">
      <style:text-properties fo:font-weight="normal" officeooo:rsid="000d96b7" style:font-weight-asian="normal" style:font-weight-complex="normal"/>
    </style:style>
    <style:style style:name="T4" style:family="text">
      <style:text-properties officeooo:rsid="000a049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96b7" style:font-weight-asian="bold" style:font-weight-complex="bold"/>
    </style:style>
    <style:style style:name="T7" style:family="text">
      <style:text-properties officeooo:rsid="000d96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Kolokwium <text:span text:style-name="T4">2</text:span>a </text:h>
      <text:h text:style-name="Heading_20_3" text:outline-level="3">Zadanie 1</text:h>
      <text:list xml:id="list5156138210030652139" text:style-name="L1">
        <text:list-item>
          <text:p text:style-name="P13">Poniższy kod wykonuje się poprawnie:</text:p>
        </text:list-item>
      </text:list>
      <text:p text:style-name="P11">def func(data):</text:p>
      <text:p text:style-name="P8"><text:span text:style-name="T1"><text:tab/></text:span><text:span text:style-name="T2">print(data[0], data[1])</text:span></text:p>
      <text:p text:style-name="P9"/>
      <text:p text:style-name="P9"><text:span text:style-name="T2">f</text:span><text:span text:style-name="T1">unc(data)</text:span></text:p>
      <text:p text:style-name="P6">O zmiennej data wiemy że: </text:p>
      <text:list xml:id="list3788461223958776511" text:style-name="L2">
        <text:list-item>
          <text:p text:style-name="P20">Jest listą/macierzą, przecież indeksowana jest liczbami <text:span text:style-name="T6">NIE </text:span><text:span text:style-name="T7">(może być to słownik)</text:span></text:p>
        </text:list-item>
        <text:list-item>
          <text:p text:style-name="P19"><text:span text:style-name="T1">Ma zdefiniowany operator </text:span><text:span text:style-name="Source_20_Text"><text:span text:style-name="T1">[] </text:span></text:span><text:span text:style-name="Source_20_Text"><text:span text:style-name="T6">TAK</text:span></text:span></text:p>
        </text:list-item>
        <text:list-item>
          <text:p text:style-name="P19">Nie wiemy jaki ma typ, przecież python jest językiem dynamicznym <text:span text:style-name="T6">TAK</text:span></text:p>
        </text:list-item>
      </text:list>
      <text:h text:style-name="P24" text:outline-level="3">Zadanie 2</text:h>
      <text:p text:style-name="P3">Poniższy kod: </text:p>
      <text:p text:style-name="P9">arr = np.arange(1, 10, 1000)</text:p>
      <text:p text:style-name="P9">print(arr**2)</text:p>
      <text:p text:style-name="P2">się szybciej niż: </text:p>
      <text:p text:style-name="P2"/>
      <text:p text:style-name="P9">arr = []</text:p>
      <text:p text:style-name="P9">for ii in range(1000):</text:p>
      <text:p text:style-name="P9"><text:tab/>arr.append(<text:span text:style-name="T7">ii**2</text:span>)</text:p>
      <text:p text:style-name="P9">print(arr)</text:p>
      <text:p text:style-name="P2">ponieważ (zaznacz <text:span text:style-name="T5">najważniejszy</text:span> powód)</text:p>
      <text:p text:style-name="P2"/>
      <text:list xml:id="list8113308175694015029" text:style-name="L3">
        <text:list-item>
          <text:p text:style-name="P21">Numpy wykorzystuje super wydajne algorytmy macierzowe <text:span text:style-name="T6">NIE</text:span><text:span text:style-name="T3">, numpy wykorzystuje szybkie algorytmy, ale nie znam szybkiego algorytmu podnoszenia do kwardratu. </text:span></text:p>
        </text:list-item>
        <text:list-item>
          <text:p text:style-name="P21">W pierwszym przypadku wykona się mniej operacji bajtkodu Pythona <text:span text:style-name="T6">TAK</text:span></text:p>
        </text:list-item>
        <text:list-item>
          <text:p text:style-name="P21">Funkcja range jest niewydajna <text:span text:style-name="T6">NIE</text:span><text:span text:style-name="T3">, range jest często używana więc dołożono starań by była szybsza</text:span></text:p>
        </text:list-item>
        <text:list-item>
          <text:p text:style-name="P21">Do lista wielokrotnie zmienia rozmiar, a macierz num<text:span text:style-name="T7">py</text:span>ego nie wymaga dodatkowych allokacji <text:span text:style-name="T6">NIE,</text:span><text:span text:style-name="T3"> lista allokuje za każdym razem dwa razy więcej elementów więc wydajność jej powiększania jest rozsądna</text:span></text:p>
        </text:list-item>
      </text:list>
      <text:h text:style-name="P24" text:outline-level="3">Zadanie 3</text:h>
      <text:p text:style-name="P3">Napisz program wyznaczający 5 najmniejszych elementów listy. Program powinien mieć złożoność obliczeniową O(N) (czyli ilość wykonywanych operacji rośnie maksymalnie liniowo z ilością elementów w liście). Znaczy to że <text:span text:style-name="T5">nie</text:span><text:span text:style-name="T1"> można tej listy sortować. </text:span></text:p>
      <text:p text:style-name="P7">Zadanie możesz rozwiązać na odwrocie. </text:p>
      <text:p text:style-name="P6">Kod startowy: </text:p>
      <text:p text:style-name="P12">import numpy as np #nie musisz używać</text:p>
      <text:p text:style-name="P9"/>
      <text:p text:style-name="P12">def my_5_min(arr): </text:p>
      <text:p text:style-name="P12"><text:tab/>pass</text:p>
      <text:p text:style-name="P9"/>
      <text:p text:style-name="P9">my_5_min(list(range(10))</text:p>
      <text:p text:style-name="P9"/>
      <text:h text:style-name="P25" text:outline-level="3">Zadanie 4</text:h>
      <text:p text:style-name="P5">Wykonano poniższy listing kodu (zaznaczyłem numery linii)</text:p>
      <text:p text:style-name="P10">1 import numpy as np</text:p>
      <text:p text:style-name="P10">2 t = np.arange(0, 11, 1)</text:p>
      <text:p text:style-name="P10">3 tt = t[np.newaxis, :] + t[:, np.newaxis]</text:p>
      <text:p text:style-name="P10">4 tt[::4, ::4]</text:p>
      <text:p text:style-name="P10">5 tt[4]</text:p>
      <text:p text:style-name="Text_20_body">Prawdą jest że:</text:p>
      <text:list xml:id="list2325155704649830869" text:style-name="L4">
        <text:list-item>
          <text:p text:style-name="P22">Tablica t ma 11 elementów <text:span text:style-name="T6">TAK</text:span></text:p>
        </text:list-item>
        <text:list-item>
          <text:p text:style-name="P22">Tablica tt ma 11 elementów</text:p>
        </text:list-item>
        <text:list-item>
          <text:p text:style-name="P22">Tablica tt ma 121 elementów <text:s/><text:span text:style-name="T6">TAK</text:span></text:p>
        </text:list-item>
        <text:list-item>
          <text:p text:style-name="P22">W linii 3 program zwróci błąd </text:p>
        </text:list-item>
        <text:list-item>
          <text:p text:style-name="P22">W linii 4 program zwróci błąd</text:p>
        </text:list-item>
        <text:list-item>
          <text:p text:style-name="P22">Obiekt zwracany w linii 4 ma dwa wymiary <text:soft-page-break/><text:span text:style-name="T6">TAK</text:span></text:p>
        </text:list-item>
        <text:list-item>
          <text:p text:style-name="P22">Obiekt zwracany w linii 5 ma dwa wymiary <text:span text:style-name="T6">NIE</text:span></text:p>
        </text:list-item>
      </text:list>
      <text:p text:style-name="P23"/>
      <text:h text:style-name="P26" text:outline-level="3"><text:span text:style-name="T5">Oryginalne rozwiązanie</text:span></text:h>
      <text:p text:style-name="P14"/>
      <text:p text:style-name="P17">def min_5_elems(arr): </text:p>
      <text:p text:style-name="P17"><text:s text:c="3"/>min = arr[:6]</text:p>
      <text:p text:style-name="P17"><text:s text:c="3"/>for elem in arr: </text:p>
      <text:p text:style-name="P17"><text:s text:c="5"/>min = sorted(</text:p>
      <text:p text:style-name="P17"><text:tab/><text:tab/>min, reverse=True)</text:p>
      <text:p text:style-name="P17"><text:s text:c="5"/>min[6] = elem</text:p>
      <text:p text:style-name="P18"><text:span text:style-name="T3"><text:s text:c="3"/>min = sorted(</text:span></text:p>
      <text:p text:style-name="P17"><text:tab/><text:tab/>min, reverse=True)</text:p>
      <text:p text:style-name="P16"><text:span text:style-name="T1"><text:s text:c="3"/>return min[:5]</text:span></text:p>
      <text:h text:style-name="P26" text:outline-level="3">Inne rozwiązanie </text:h>
      <text:p text:style-name="P14"/>
      <text:p text:style-name="P17">def min_5_elems(arr): </text:p>
      <text:p text:style-name="P17"><text:s text:c="3"/>min = []</text:p>
      <text:p text:style-name="P17"><text:s text:c="3"/>for ii in range(5):</text:p>
      <text:p text:style-name="P17"><text:s text:c="6"/>m = np.min(arr)</text:p>
      <text:p text:style-name="P17"><text:s text:c="6"/>min.append(m)</text:p>
      <text:p text:style-name="P17"><text:s text:c="6"/>arr.remove(m)</text:p>
      <text:p text:style-name="P17"><text:s text:c="3"/>return min</text:p>
      <text:p text:style-name="P17"><text:s/>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Nimbus Mono L" fo:font-family="'Nimbus Mono L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4-12-17T20:33:37.726550796</dc:date>
    <dc:creator>Jacek Bzdak</dc:creator>
    <meta:editing-duration>PT32M56S</meta:editing-duration>
    <meta:editing-cycles>4</meta:editing-cycles>
    <meta:generator>LibreOffice/4.3.3.2$Linux_X86_64 LibreOffice_project/430m0$Build-2</meta:generator>
    <meta:printed-by>Jacek Bzdak</meta:printed-by>
    <meta:print-date>2014-10-22T21:44:20.888711952</meta:print-date>
    <meta:document-statistic meta:table-count="0" meta:image-count="0" meta:object-count="0" meta:page-count="2" meta:paragraph-count="68" meta:word-count="344" meta:character-count="2255" meta:non-whitespace-character-count="1871"/>
  </office:meta>
</office:document-meta>
</file>